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 presentation:user-transformed="true">
          <draw:text-box>
            <text:p>Game Programmer</text:p>
          </draw:text-box>
        </draw:frame>
        <draw:frame presentation:style-name="pr2" draw:text-style-name="P1" draw:layer="layout" svg:width="23.911cm" svg:height="13.229cm" svg:x="2.058cm" svg:y="5.838cm" presentation:class="subtitle">
          <draw:text-box>
            <text:p text:style-name="P1">http://study.com/articles/Become_a_Gaming_Programmer_Step-by-Step_Career_Guide.html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Description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Software engineer, programmer, or computer scientist</text:p>
              </text:list-item>
              <text:list-item>
                <text:p>Develops codebases for video games or related software</text:p>
              </text:list-item>
              <text:list-item>
                <text:p>Game development tool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>Displicine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Game engine programmer</text:p>
              </text:list-item>
              <text:list-item>
                <text:p>Physics engine programmer</text:p>
              </text:list-item>
              <text:list-item>
                <text:p>Graphics engine programmer</text:p>
              </text:list-item>
              <text:list-item>
                <text:p>AI programmer</text:p>
              </text:list-item>
              <text:list-item>
                <text:p>Sound programmer</text:p>
              </text:list-item>
              <text:list-item>
                <text:p>Gameplay programm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Disciplin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3">
              <text:list-item>
                <text:p>Scripter</text:p>
              </text:list-item>
              <text:list-item>
                <text:p>UI programmer</text:p>
              </text:list-item>
              <text:list-item>
                <text:p>Input programmer</text:p>
              </text:list-item>
              <text:list-item>
                <text:p>Network programmer</text:p>
              </text:list-item>
              <text:list-item>
                <text:p>Game tools programmer</text:p>
              </text:list-item>
              <text:list-item>
                <text:p>Porting Programmer</text:p>
              </text:list-item>
              <text:list-item>
                <text:p>Technology programmer</text:p>
              </text:list-item>
              <text:list-item>
                <text:p>Generalist</text:p>
              </text:list-item>
              <text:list-item>
                <text:p>Lead game programm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tudies-Training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High level Math Skills</text:p>
              </text:list-item>
              <text:list-item>
                <text:p>Get a Bachelor's Degree</text:p>
              </text:list-item>
              <text:list-item>
                <text:p>Build a Portfoli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Career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3">
              <text:list-item>
                <text:p>Requirements :</text:p>
                <text:list>
                  <text:list-item>
                    <text:p>Bachelor's degree (minimum)</text:p>
                  </text:list-item>
                </text:list>
              </text:list-item>
              <text:list-item>
                <text:p>Median Salary (2015 US) :</text:p>
                <text:list>
                  <text:list-item>
                    <text:p>79,530$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9T09:13:50.42</meta:creation-date>
    <meta:editing-duration>PT5M57S</meta:editing-duration>
    <meta:editing-cycles>2</meta:editing-cycles>
    <dc:date>2016-09-29T09:50:18.28</dc:date>
    <meta:document-statistic meta:object-count="53"/>
    <meta:generator>OpenOffice/4.1.2$Win32 OpenOffice.org_project/412m3$Build-9782</meta:generator>
  </office:meta>
</office:document-meta>
</file>